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Heading_20_2">
      <style:text-properties style:font-name="Arial1" fo:font-size="14pt" style:font-size-asian="14pt" style:font-size-complex="14pt"/>
    </style:style>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5716640" text:id="ct795716640">
          <text:insertion>
            <office:change-info>
              <dc:creator>Bob Jacobsen</dc:creator>
              <dc:date>2012-04-22T15:24:00</dc:date>
            </office:change-info>
          </text:insertion>
        </text:changed-region>
        <text:changed-region xml:id="ct400045856" text:id="ct400045856">
          <text:insertion>
            <office:change-info>
              <dc:creator>Bob Jacobsen</dc:creator>
              <dc:date>2012-04-22T15:23:00</dc:date>
            </office:change-info>
          </text:insertion>
        </text:changed-region>
        <text:changed-region xml:id="ct399526496" text:id="ct399526496">
          <text:insertion>
            <office:change-info>
              <dc:creator>Bob Jacobsen</dc:creator>
              <dc:date>2012-04-22T15:22:00</dc:date>
            </office:change-info>
          </text:insertion>
        </text:changed-region>
        <text:changed-region xml:id="ct791011120" text:id="ct791011120">
          <text:insertion>
            <office:change-info>
              <dc:creator>Bob Jacobsen</dc:creator>
              <dc:date>2012-04-22T15:23:00</dc:date>
            </office:change-info>
          </text:insertion>
        </text:changed-region>
        <text:changed-region xml:id="ct795355104" text:id="ct795355104">
          <text:insertion>
            <office:change-info>
              <dc:creator>Bob Jacobsen</dc:creator>
              <dc:date>2012-04-22T15:24:00</dc:date>
            </office:change-info>
          </text:insertion>
        </text:changed-region>
        <text:changed-region xml:id="ct400788288" text:id="ct400788288">
          <text:insertion>
            <office:change-info>
              <dc:creator>Bob Jacobsen</dc:creator>
              <dc:date>2012-04-22T15:21:00</dc:date>
            </office:change-info>
          </text:insertion>
        </text:changed-region>
        <text:changed-region xml:id="ct317217920" text:id="ct317217920">
          <text:deletion>
            <office:change-info>
              <dc:creator>Bob Jacobsen</dc:creator>
              <dc:date>2012-04-22T15:21:00</dc:date>
            </office:change-info>
            <text:p text:style-name="Standard"><text:s/></text:p>
          </text:deletion>
        </text:changed-region>
        <text:changed-region xml:id="ct401138640" text:id="ct401138640">
          <text:insertion>
            <office:change-info>
              <dc:creator>Bob Jacobsen</dc:creator>
              <dc:date>2012-04-22T15:21:00</dc:date>
            </office:change-info>
          </text:insertion>
        </text:changed-region>
        <text:changed-region xml:id="ct400576032" text:id="ct400576032">
          <text:deletion>
            <office:change-info>
              <dc:creator>Bob Jacobsen</dc:creator>
              <dc:date>2012-04-22T15:21:00</dc:date>
            </office:change-info>
            <text:p text:style-name="Standard">s </text:p>
          </text:deletion>
        </text:changed-region>
        <text:changed-region xml:id="ct824802560" text:id="ct824802560">
          <text:insertion>
            <office:change-info>
              <dc:creator>Bob Jacobsen</dc:creator>
              <dc:date>2012-04-22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795716640"/></text:p>
      <text:p text:style-name="Standard"><text:change-end text:change-id="ct795716640"/><text:change-start text:change-id="ct400045856"/>Although <text:change-end text:change-id="ct400045856"/><text:change-start text:change-id="ct399526496"/>“first bit” properly denotes the most-significant bit of the field<text:change-end text:change-id="ct399526496"/><text:change-start text:change-id="ct791011120"/> being discussed, “second bit” refers to the bit adjacent to the first bit, etc<text:change-end text:change-id="ct791011120"/><text:change-start text:change-id="ct795355104"/>, it is better to refer to “most significant bit” rather than “first bit”.<text:change-end text:change-id="ct795355104"/></text:p>
      <text:p text:style-name="Standard"><text:soft-page-break/>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plain ASCII 7-bit values. <text:s/>We want to retain the 0x80 bit in the first byte as a way of eventually indicating other codings. XML strings can start with a UTF BOM (either 0xEF, 0xFF or 0xFE in the 1<text:span text:style-name="T7">st</text:span> byte, since there's no need to support UTF-32BE or UTF-32LE), or the ASCII text for “&lt;?xml” which starts with 0x3C. </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text:change-start text:change-id="ct400788288"/>-<text:change-end text:change-id="ct400788288"/><text:change text:change-id="ct317217920"/>bit<text:change-start text:change-id="ct401138640"/> nibbles<text:change-end text:change-id="ct401138640"/><text:change text:change-id="ct400576032"/><text:change-start text:change-id="ct824802560"/> <text:change-end text:change-id="ct824802560"/>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text:soft-page-break/>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4" text:outline-level="2"><text:span text:style-name="T5">Presentation of a OpenLCB </text:span><text:span text:style-name="T6">message</text:span></text:h>
      <text:p text:style-name="Standard">OpenLCB messages are described in this format:</text:p>
      <text:p text:style-name="P10">Message Type Indicator: The 16-bit value, typically in hex notation, of the full MTI</text:p>
      <text:p text:style-name="P10">Destination address present: Whether this message includes <text:span text:style-name="T4">a destination address for a specific node. If no, the message is global.</text:span></text:p>
      <text:p text:style-name="P10">Simple subset: Whether the message is included in the “simple node subset” (defined where?)</text:p>
      <text:p text:style-name="P10">Priority group: A number from 0 to 3 that describes <text:span text:style-name="T4">the</text:span> line priority of the message; 0 can be sent before 3.</text:p>
      <text:p text:style-name="P10">Content: Description of data bytes, if any, included after fixed fields such as MTI and destination address.</text:p>
      <text:p text:style-name="P11">CAN frame format: Typical CAN frame, including header and data bytes. <text:s/>Source node ID alias is represented by “sss”. <text:s/>Destination node ID alias, if present, is represented by “ddd”.</text:p>
      <text:p text:style-name="P9">Note that this information is not completely independent. <text:s/>The MTI value depends on simple subset, priority subgroup, etc, values. We present the full set, at some risk of inconsistency, to make it easier to understand the containing Standard.</text:p>
      <text:p text:style-name="P9">For more information, see the various “Message Networking” Standards and Technical Notes.</text:p>
      <text:p text:style-name="P9">Example:</text:p>
      <text:p text:style-name="P10">Message Type Indicator: 0x32F4</text:p>
      <text:p text:style-name="P10">Destination address present: Yes</text:p>
      <text:p text:style-name="P10">Simple subset: Yes</text:p>
      <text:p text:style-name="P10">Priority group: 1</text:p>
      <text:p text:style-name="P10">Content: Six bytes containing bits identifying the OpenLCB protocols supported by the sending node; see Section 6 below for coding.</text:p>
      <text:p text:style-name="P11">CAN frame format: 0x18dd,dsss 32 E4 vv vv vv vv vv vv</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oft-page-break/><text:s/>2 Data<text:tab/>1</text:p>
          <text:p text:style-name="P13"><text:s/>2.1 Numerical representation<text:tab/>1</text:p>
          <text:p text:style-name="P13"><text:s/>2.2 Byte sequences<text:tab/>1</text:p>
          <text:p text:style-name="P13"><text:s/>2.3 Strings<text:tab/>1</text:p>
          <text:p text:style-name="P12"><text:s/>3 Presentation<text:tab/>2</text:p>
          <text:p text:style-name="P13"><text:s/>3.1 Presentation of CAN Quantities<text:tab/>2</text:p>
          <text:p text:style-name="P13"><text:s/>3.2 Presentation of a OpenLCB messag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4-22T15:24:48">4/2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4-22T15:24:48">Apr 2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4-22T15:24:48">4/22/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88</meta:editing-cycles>
    <meta:editing-duration>PT12H58M52S</meta:editing-duration>
    <meta:generator>OpenOffice.org/3.3$Unix OpenOffice.org_project/330m20$Build-9567</meta:generator>
    <dc:date>2012-04-22T15:24:48</dc:date>
    <dc:creator>Bob Jacobsen</dc:creator>
    <meta:keyword>Common Information</meta:keyword>
    <meta:document-statistic meta:table-count="1" meta:image-count="1" meta:object-count="0" meta:page-count="4" meta:paragraph-count="70" meta:word-count="1045" meta:character-count="6325"/>
    <meta:user-defined meta:name="Info 1"/>
    <meta:user-defined meta:name="Info 2"/>
    <meta:user-defined meta:name="Info 3"/>
    <meta:user-defined meta:name="Info 4"/>
  </office:meta>
</office:document-meta>
</file>